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06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RODRIGUEZ VILLANUEVA DIANA JULISSA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TRU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07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ZAVALETA RODRIGUEZ, TEOFILO IBERIC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V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28262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30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2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6:4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6T18:25:19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